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0244" officeooo:paragraph-rsid="00040244"/>
    </style:style>
    <style:style style:name="P2" style:family="paragraph" style:parent-style-name="Standard">
      <style:text-properties officeooo:rsid="00055360" officeooo:paragraph-rsid="00055360"/>
    </style:style>
    <style:style style:name="P3" style:family="paragraph" style:parent-style-name="Standard">
      <style:text-properties officeooo:rsid="000704fb" officeooo:paragraph-rsid="000704fb"/>
    </style:style>
    <style:style style:name="P4" style:family="paragraph" style:parent-style-name="Standard">
      <style:text-properties officeooo:rsid="000704fb" officeooo:paragraph-rsid="00081da4"/>
    </style:style>
    <style:style style:name="P5" style:family="paragraph" style:parent-style-name="Standard">
      <style:text-properties officeooo:rsid="000704fb" officeooo:paragraph-rsid="000d329f"/>
    </style:style>
    <style:style style:name="P6" style:family="paragraph" style:parent-style-name="Standard">
      <style:text-properties officeooo:rsid="000704fb" officeooo:paragraph-rsid="00100342"/>
    </style:style>
    <style:style style:name="P7" style:family="paragraph" style:parent-style-name="Standard">
      <style:text-properties officeooo:rsid="000704fb" officeooo:paragraph-rsid="0011bb2b"/>
    </style:style>
    <style:style style:name="P8" style:family="paragraph" style:parent-style-name="Standard">
      <style:text-properties officeooo:rsid="000704fb" officeooo:paragraph-rsid="0012e558"/>
    </style:style>
    <style:style style:name="P9" style:family="paragraph" style:parent-style-name="Standard">
      <style:text-properties officeooo:rsid="00081da4" officeooo:paragraph-rsid="00081da4"/>
    </style:style>
    <style:style style:name="P10" style:family="paragraph" style:parent-style-name="Standard">
      <style:text-properties officeooo:rsid="00081da4" officeooo:paragraph-rsid="00099e7f"/>
    </style:style>
    <style:style style:name="P11" style:family="paragraph" style:parent-style-name="Standard">
      <style:text-properties officeooo:rsid="00081da4" officeooo:paragraph-rsid="0011bd19"/>
    </style:style>
    <style:style style:name="P12" style:family="paragraph" style:parent-style-name="Standard">
      <style:text-properties officeooo:rsid="00081da4" officeooo:paragraph-rsid="0012e558"/>
    </style:style>
    <style:style style:name="P13" style:family="paragraph" style:parent-style-name="Standard">
      <style:text-properties officeooo:rsid="00099e7f" officeooo:paragraph-rsid="00099e7f"/>
    </style:style>
    <style:style style:name="P14" style:family="paragraph" style:parent-style-name="Standard">
      <style:text-properties fo:color="#ff0000" officeooo:rsid="00099e7f" officeooo:paragraph-rsid="00099e7f"/>
    </style:style>
    <style:style style:name="P15" style:family="paragraph" style:parent-style-name="Standard">
      <style:text-properties officeooo:rsid="000a4952" officeooo:paragraph-rsid="000a4952"/>
    </style:style>
    <style:style style:name="P16" style:family="paragraph" style:parent-style-name="Standard">
      <style:text-properties officeooo:rsid="000f4d5b" officeooo:paragraph-rsid="000f4d5b"/>
    </style:style>
    <style:style style:name="P17" style:family="paragraph" style:parent-style-name="Standard">
      <style:text-properties officeooo:rsid="000f4d5b" officeooo:paragraph-rsid="0011bb2b"/>
    </style:style>
    <style:style style:name="P18" style:family="paragraph" style:parent-style-name="Standard">
      <style:text-properties officeooo:rsid="00119299" officeooo:paragraph-rsid="00119299"/>
    </style:style>
    <style:style style:name="P19" style:family="paragraph" style:parent-style-name="Standard">
      <style:text-properties officeooo:rsid="0011bb2b" officeooo:paragraph-rsid="0011bd19"/>
    </style:style>
    <style:style style:name="P20" style:family="paragraph" style:parent-style-name="Standard">
      <style:text-properties officeooo:rsid="0011bd19" officeooo:paragraph-rsid="0011bd19"/>
    </style:style>
    <style:style style:name="P21" style:family="paragraph" style:parent-style-name="Standard">
      <style:paragraph-properties fo:break-before="page"/>
      <style:text-properties officeooo:rsid="000f4d5b" officeooo:paragraph-rsid="000f4d5b"/>
    </style:style>
    <style:style style:name="P22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0704fb" officeooo:paragraph-rsid="000704fb" fo:background-color="#ffffff" loext:padding="0.0193in" loext:border="0.06pt solid #e1e4e5"/>
    </style:style>
    <style:style style:name="P23" style:family="paragraph" style:parent-style-name="Standard">
      <style:text-properties officeooo:rsid="0011bd19" officeooo:paragraph-rsid="0011bd19"/>
    </style:style>
    <style:style style:name="P24" style:family="paragraph" style:parent-style-name="Standard">
      <style:text-properties officeooo:rsid="00055360" officeooo:paragraph-rsid="00055360"/>
    </style:style>
    <style:style style:name="P25" style:family="paragraph" style:parent-style-name="Standard">
      <style:text-properties officeooo:rsid="00055360" officeooo:paragraph-rsid="0013dc2a"/>
    </style:style>
    <style:style style:name="P26" style:family="paragraph" style:parent-style-name="Standard">
      <style:text-properties officeooo:rsid="0013dc2a" officeooo:paragraph-rsid="0013dc2a"/>
    </style:style>
    <style:style style:name="P27" style:family="paragraph" style:parent-style-name="Standard">
      <style:text-properties officeooo:rsid="00040244" officeooo:paragraph-rsid="00040244"/>
    </style:style>
    <style:style style:name="P28" style:family="paragraph" style:parent-style-name="Standard">
      <style:text-properties officeooo:rsid="000704fb" officeooo:paragraph-rsid="000d329f"/>
    </style:style>
    <style:style style:name="T1" style:family="text">
      <style:text-properties officeooo:rsid="00055360"/>
    </style:style>
    <style:style style:name="T2" style:family="text">
      <style:text-properties officeooo:rsid="00099e7f"/>
    </style:style>
    <style:style style:name="T3" style:family="text">
      <style:text-properties officeooo:rsid="000b931b"/>
    </style:style>
    <style:style style:name="T4" style:family="text">
      <style:text-properties officeooo:rsid="000d329f"/>
    </style:style>
    <style:style style:name="T5" style:family="text">
      <style:text-properties officeooo:rsid="000f4d5b"/>
    </style:style>
    <style:style style:name="T6" style:family="text">
      <style:text-properties officeooo:rsid="00100342"/>
    </style:style>
    <style:style style:name="T7" style:family="text">
      <style:text-properties officeooo:rsid="0011bd19"/>
    </style:style>
    <style:style style:name="T8" style:family="text">
      <style:text-properties officeooo:rsid="0012e558"/>
    </style:style>
    <style:style style:name="T9" style:family="text">
      <style:text-properties fo:font-weight="bold" officeooo:rsid="0012e558" style:font-weight-asian="bold" style:font-weight-complex="bold"/>
    </style:style>
    <style:style style:name="T10" style:family="text">
      <style:text-properties officeooo:rsid="0013dc2a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T12" style:family="text">
      <style:text-properties style:text-underline-style="solid" style:text-underline-type="double" style:text-underline-width="auto" style:text-underline-color="font-color" officeooo:rsid="0013dc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ize a docker swarm:</text:p>
      <text:p text:style-name="P1">docker swarm init</text:p>
      <text:p text:style-name="P1"/>
      <text:p text:style-name="P1">Manager token for this swarm:</text:p>
      <text:p text:style-name="P1">docker swarm join-token manager</text:p>
      <text:p text:style-name="P1"/>
      <text:p text:style-name="P1">Run this command to all the nodes connecting to the network.</text:p>
      <text:p text:style-name="P1"><text:line-break/>Create a new network on the main machine:</text:p>
      <text:p text:style-name="P1">docker network create --attachable -d overlay sm-net</text:p>
      <text:p text:style-name="P1"/>
      <text:p text:style-name="P25">cd <text:span text:style-name="T10">&lt;path to download location&gt;Hyperledger-Fabric-on-MultiNode</text:span></text:p>
      <text:p text:style-name="P2"/>
      <text:p text:style-name="P25">Execute the <text:span text:style-name="T10">config-create.sh</text:span> script <text:span text:style-name="T10">to create the necessary config files</text:span>:</text:p>
      <text:p text:style-name="P2">./<text:span text:style-name="T10">config-create.sh</text:span></text:p>
      <text:p text:style-name="P2"/>
      <text:p text:style-name="P18">Give ReadWriteExecute permissions to all files:</text:p>
      <text:p text:style-name="P18">chmod -R 777 *</text:p>
      <text:p text:style-name="P2"/>
      <text:p text:style-name="P2">Copy the <text:span text:style-name="T10">new </text:span>channel-artifacts and crypto-config folder in all the connected nodes.</text:p>
      <text:p text:style-name="P2"/>
      <text:p text:style-name="P1"/>
      <text:p text:style-name="P1"><text:span text:style-name="T1">Now r</text:span>un the following commands according to the machine and terminal:</text:p>
      <text:p text:style-name="P1"/>
      <text:p text:style-name="P1"/>
      <text:p text:style-name="P26">M1T1(Orderer)</text:p>
      <text:p text:style-name="P26">docker run --rm -it --network="sm-net" --name orderer.sample.com -p 7050:7050 -e ORDERER_GENERAL_LOGLEVEL=debug -e ORDERER_GENERAL_LISTENADDRESS=0.0.0.0 -e ORDERER_GENERAL_LISTENPORT=7050 -e ORDERER_GENERAL_GENESISMETHOD=file -e ORDERER_GENERAL_GENESISFILE=/var/hyperledger/orderer/orderer.genesis.block -e ORDERER_GENERAL_LOCALMSPID=OrdererMSP -e ORDERER_GENERAL_LOCALMSPDIR=/var/hyperledger/orderer/msp -e ORDERER_GENERAL_TLS_ENABLED=false -e CORE_VM_DOCKER_HOSTCONFIG_NETWORKMODE=sm-net -v $(pwd)/channel-artifacts/genesis.block:/var/hyperledger/orderer/orderer.genesis.block -v $(pwd)/crypto-config/ordererOrganizations/sample.com/orderers/orderer.sample.com/msp:/var/hyperledger/orderer/msp -w /opt/gopath/src/github.com/hyperledger/fabric hyperledger/fabric-orderer orderer</text:p>
      <text:p text:style-name="P26"/>
      <text:p text:style-name="P26"/>
      <text:p text:style-name="P26">M1T2(CouchDB0)</text:p>
      <text:p text:style-name="P26">docker run --rm -it --network="sm-net" --name couchdb0 -p 5984:5984 -e COUCHDB_USER= -e COUCHDB_PASSWORD= -e CORE_VM_DOCKER_HOSTCONFIG_NETWORKMODE=sm-net hyperledger/fabric-couchdb</text:p>
      <text:p text:style-name="P26"/>
      <text:p text:style-name="P26">M1T3(P0O1)</text:p>
      <text:p text:style-name="P26">docker run --rm -it --link orderer.sample.com:orderer.sample.com --network="sm-net" --name peer0.org1.sample.com -p 8051:7051 -p 8053:7053 -e CORE_LEDGER_STATE_STATEDATABASE=CouchDB -e <text:soft-page-break/>CORE_LEDGER_STATE_COUCHDBCONFIG_COUCHDBADDRESS=couchdb0:5984 -e CORE_LEDGER_STATE_COUCHDBCONFIG_USERNAME= -e CORE_LEDGER_STATE_COUCHDBCONFIG_PASSWORD= -e CORE_PEER_ADDRESSAUTODETECT=true -e CORE_VM_ENDPOINT=unix:///host/var/run/docker.sock -e CORE_LOGGING_LEVEL=DEBUG -e CORE_PEER_NETWORKID=peer0.org1.sample.com -e CORE_NEXT=true -e CORE_PEER_ENDORSER_ENABLED=true -e CORE_PEER_ID=peer0.org1.sample.com -e CORE_PEER_PROFILE_ENABLED=true -e CORE_PEER_COMMITTER_LEDGER_ORDERER=orderer.sample.com:7050 -e CORE_PEER_GOSSIP_IGNORESECURITY=true -e CORE_VM_DOCKER_HOSTCONFIG_NETWORKMODE=sm-net -e CORE_PEER_GOSSIP_EXTERNALENDPOINT=peer0.org1.sample.com:7051 -e CORE_PEER_TLS_ENABLED=false -e CORE_PEER_GOSSIP_USELEADERELECTION=false -e CORE_PEER_GOSSIP_ORGLEADER=true -e CORE_PEER_LOCALMSPID=Org1MSP -v /var/run/:/host/var/run/ -v $(pwd)/crypto-config/peerOrganizations/org1.sample.com/peers/peer0.org1.sample.com/msp:/etc/hyperledger/fabric/msp -w /opt/gopath/src/github.com/hyperledger/fabric/peer hyperledger/fabric-peer peer node start</text:p>
      <text:p text:style-name="P26"/>
      <text:p text:style-name="P26"/>
      <text:p text:style-name="P26">M2T1(CouchDB1)</text:p>
      <text:p text:style-name="P26">docker run --rm -it --network="sm-net" --name couchdb1 -p 6984:5984 -e COUCHDB_USER= -e COUCHDB_PASSWORD= -e CORE_VM_DOCKER_HOSTCONFIG_NETWORKMODE=sm-net hyperledger/fabric-couchdb</text:p>
      <text:p text:style-name="P26"/>
      <text:p text:style-name="P26">M2T2(P1O1)</text:p>
      <text:p text:style-name="P26">docker run --rm -it --network="sm-net" --link orderer.sample.com:orderer.sample.com --link peer0.org1.sample.com:peer0.org1.sample.com --name peer1.org1.sample.com -p 9051:7051 -p 9053:7053 -e CORE_LEDGER_STATE_STATEDATABASE=CouchDB -e CORE_LEDGER_STATE_COUCHDBCONFIG_COUCHDBADDRESS=couchdb1:5984 -e CORE_LEDGER_STATE_COUCHDBCONFIG_USERNAME= -e CORE_LEDGER_STATE_COUCHDBCONFIG_PASSWORD= -e CORE_PEER_ADDRESSAUTODETECT=true -e CORE_VM_ENDPOINT=unix:///host/var/run/docker.sock -e CORE_LOGGING_LEVEL=DEBUG -e CORE_PEER_NETWORKID=peer1.org1.sample.com -e CORE_NEXT=true -e CORE_PEER_ENDORSER_ENABLED=true -e CORE_PEER_ID=peer1.org1.sample.com -e CORE_PEER_PROFILE_ENABLED=true -e CORE_PEER_COMMITTER_LEDGER_ORDERER=orderer.sample.com:7050 -e CORE_PEER_GOSSIP_ORGLEADER=true -e CORE_PEER_GOSSIP_EXTERNALENDPOINT=peer1.org1.sample.com:7051 -e CORE_PEER_GOSSIP_IGNORESECURITY=true -e CORE_PEER_LOCALMSPID=Org1MSP -e CORE_VM_DOCKER_HOSTCONFIG_NETWORKMODE=sm-net -e CORE_PEER_GOSSIP_BOOTSTRAP=peer0.org1.sample.com:7051 -e CORE_PEER_GOSSIP_USELEADERELECTION=false -e CORE_PEER_TLS_ENABLED=false -v /var/run/:/host/var/run/ -v $(pwd)/crypto-config/peerOrganizations/org1.sample.com/peers/peer1.org1.sample.com/msp:/etc/hyperledger/fabric/msp -w /opt/gopath/src/github.com/hyperledger/fabric/peer hyperledger/fabric-peer peer node start</text:p>
      <text:p text:style-name="P26"/>
      <text:p text:style-name="P26"/>
      <text:p text:style-name="P26">M3T1(CouchDB2)</text:p>
      <text:p text:style-name="P26"><text:soft-page-break/>docker run --rm -it --network="sm-net" --name couchdb2 -p 7984:5984 -e COUCHDB_USER= -e COUCHDB_PASSWORD= -e CORE_VM_DOCKER_HOSTCONFIG_NETWORKMODE=sm-net hyperledger/fabric-couchdb</text:p>
      <text:p text:style-name="P26"/>
      <text:p text:style-name="P26">M3T2(P2O2)</text:p>
      <text:p text:style-name="P26">docker run --rm -it --network="sm-net" --link orderer.sample.com:orderer.sample.com --link peer0.org1.sample.com:peer0.org1.sample.com --name peer2.org1.sample.com -p 10051:7051 -p 10053:7053 -e CORE_LEDGER_STATE_STATEDATABASE=CouchDB -e CORE_LEDGER_STATE_COUCHDBCONFIG_COUCHDBADDRESS=couchdb2:5984 -e CORE_LEDGER_STATE_COUCHDBCONFIG_USERNAME= -e CORE_LEDGER_STATE_COUCHDBCONFIG_PASSWORD= -e CORE_PEER_ADDRESSAUTODETECT=true -e CORE_VM_ENDPOINT=unix:///host/var/run/docker.sock -e CORE_LOGGING_LEVEL=DEBUG -e CORE_PEER_NETWORKID=peer2.org1.sample.com -e CORE_NEXT=true -e CORE_PEER_ENDORSER_ENABLED=true -e CORE_PEER_ID=peer2.org1.sample.com -e CORE_PEER_PROFILE_ENABLED=true -e CORE_PEER_COMMITTER_LEDGER_ORDERER=orderer.sample.com:7050 -e CORE_PEER_GOSSIP_ORGLEADER=true -e CORE_PEER_GOSSIP_EXTERNALENDPOINT=peer2.org1.sample.com:7051 -e CORE_PEER_GOSSIP_IGNORESECURITY=true -e CORE_PEER_LOCALMSPID=Org1MSP -e CORE_VM_DOCKER_HOSTCONFIG_NETWORKMODE=sm-net -e CORE_PEER_GOSSIP_BOOTSTRAP=peer0.org1.sample.com:7051 -e CORE_PEER_GOSSIP_USELEADERELECTION=false -e CORE_PEER_TLS_ENABLED=false -v /var/run/:/host/var/run/ -v $(pwd)/crypto-config/peerOrganizations/org1.sample.com/peers/peer2.org1.sample.com/msp:/etc/hyperledger/fabric/msp -w /opt/gopath/src/github.com/hyperledger/fabric/peer hyperledger/fabric-peer peer node start</text:p>
      <text:p text:style-name="P26"/>
      <text:p text:style-name="P26"/>
      <text:p text:style-name="P26">M4T1(CouchDB3)</text:p>
      <text:p text:style-name="P26">docker run --rm -it --network="sm-net" --name couchdb3 -p 8984:5984 -e COUCHDB_USER= -e COUCHDB_PASSWORD= -e CORE_VM_DOCKER_HOSTCONFIG_NETWORKMODE=sm-net hyperledger/fabric-couchdb</text:p>
      <text:p text:style-name="P26"/>
      <text:p text:style-name="P26">M4T2(P0O2)</text:p>
      <text:p text:style-name="P26">docker run --rm -it --link orderer.sample.com:orderer.sample.com --network="sm-net" --name peer0.org2.sample.com -p 11051:7051 -p 11053:7053 -e CORE_LEDGER_STATE_STATEDATABASE=CouchDB -e CORE_LEDGER_STATE_COUCHDBCONFIG_COUCHDBADDRESS=couchdb3:5984 -e CORE_LEDGER_STATE_COUCHDBCONFIG_USERNAME= -e CORE_LEDGER_STATE_COUCHDBCONFIG_PASSWORD= -e CORE_PEER_ADDRESSAUTODETECT=true -e CORE_VM_ENDPOINT=unix:///host/var/run/docker.sock -e CORE_LOGGING_LEVEL=DEBUG -e CORE_PEER_NETWORKID=peer0.org2.sample.com -e CORE_NEXT=true -e CORE_PEER_ENDORSER_ENABLED=true -e CORE_PEER_ID=peer0.org2.sample.com -e CORE_PEER_PROFILE_ENABLED=true -e CORE_PEER_COMMITTER_LEDGER_ORDERER=orderer.sample.com:7050 -e CORE_PEER_GOSSIP_IGNORESECURITY=true -e CORE_VM_DOCKER_HOSTCONFIG_NETWORKMODE=sm-net -e CORE_PEER_GOSSIP_EXTERNALENDPOINT=peer0.org2.sample.com:7051 -e <text:soft-page-break/>CORE_PEER_TLS_ENABLED=false -e CORE_PEER_GOSSIP_USELEADERELECTION=false -e CORE_PEER_GOSSIP_ORGLEADER=true -e CORE_PEER_LOCALMSPID=Org2MSP -v /var/run/:/host/var/run/ -v $(pwd)/crypto-config/peerOrganizations/org2.sample.com/peers/peer0.org2.sample.com/msp:/etc/hyperledger/fabric/msp -w /opt/gopath/src/github.com/hyperledger/fabric/peer hyperledger/fabric-peer peer node start</text:p>
      <text:p text:style-name="P26"/>
      <text:p text:style-name="P26"/>
      <text:p text:style-name="P26"/>
      <text:p text:style-name="P26">M5T1(CouchDB4)</text:p>
      <text:p text:style-name="P26">docker run --rm -it --network="sm-net" --name couchdb4 -p 9984:5984 -e COUCHDB_USER= -e COUCHDB_PASSWORD= -e CORE_VM_DOCKER_HOSTCONFIG_NETWORKMODE=sm-net hyperledger/fabric-couchdb</text:p>
      <text:p text:style-name="P26"/>
      <text:p text:style-name="P26">M5T2(P1O2)</text:p>
      <text:p text:style-name="P26">docker run --rm -it --network="sm-net" --link orderer.sample.com:orderer.sample.com --link peer0.org2.sample.com:peer0.org2.sample.com --name peer1.org2.sample.com <text:s/>-p 12051:7051 -p 12053:7053 -e CORE_LEDGER_STATE_STATEDATABASE=CouchDB -e CORE_LEDGER_STATE_COUCHDBCONFIG_COUCHDBADDRESS=couchdb4:5984 -e CORE_LEDGER_STATE_COUCHDBCONFIG_USERNAME= -e CORE_LEDGER_STATE_COUCHDBCONFIG_PASSWORD= -e CORE_PEER_ADDRESSAUTODETECT=true -e CORE_VM_ENDPOINT=unix:///host/var/run/docker.sock -e CORE_LOGGING_LEVEL=DEBUG -e CORE_PEER_NETWORKID=peer1.org2.sample.com -e CORE_NEXT=true -e CORE_PEER_ENDORSER_ENABLED=true -e CORE_PEER_ID=peer1.org2.sample.com -e CORE_PEER_PROFILE_ENABLED=true -e CORE_PEER_COMMITTER_LEDGER_ORDERER=orderer.sample.com:7050 -e CORE_PEER_GOSSIP_ORGLEADER=true -e CORE_PEER_GOSSIP_EXTERNALENDPOINT=peer1.org2.sample.com:7051 -e CORE_PEER_GOSSIP_IGNORESECURITY=true -e CORE_PEER_LOCALMSPID=Org2MSP -e CORE_VM_DOCKER_HOSTCONFIG_NETWORKMODE=sm-net -e CORE_PEER_GOSSIP_BOOTSTRAP=peer0.org2.sample.com:7051 -e CORE_PEER_GOSSIP_USELEADERELECTION=false -e CORE_PEER_TLS_ENABLED=false -v /var/run/:/host/var/run/ -v $(pwd)/crypto-config/peerOrganizations/org2.sample.com/peers/peer1.org2.sample.com/msp:/etc/hyperledger/fabric/msp -w /opt/gopath/src/github.com/hyperledger/fabric/peer hyperledger/fabric-peer peer node start</text:p>
      <text:p text:style-name="P26"/>
      <text:p text:style-name="P26"/>
      <text:p text:style-name="P26"/>
      <text:p text:style-name="P26">M6T1(CouchDB5)</text:p>
      <text:p text:style-name="P26">docker run --rm -it --network="sm-net" --name couchdb5 -p 10984:5984 -e COUCHDB_USER= -e COUCHDB_PASSWORD= -e CORE_VM_DOCKER_HOSTCONFIG_NETWORKMODE=sm-net hyperledger/fabric-couchdb</text:p>
      <text:p text:style-name="P26"/>
      <text:p text:style-name="P26">M6T2(P2O2)</text:p>
      <text:p text:style-name="P26">docker run --rm -it --network="sm-net" --link orderer.sample.com:orderer.sample.com --link peer0.org2.sample.com:peer0.org2.sample.com --name peer2.org2.sample.com -p 13051:7051 -p 13053:7053 -e CORE_LEDGER_STATE_STATEDATABASE=CouchDB -e CORE_LEDGER_STATE_COUCHDBCONFIG_COUCHDBADDRESS=couchdb5:5984 -e CORE_LEDGER_STATE_COUCHDBCONFIG_USERNAME= -e <text:soft-page-break/>CORE_LEDGER_STATE_COUCHDBCONFIG_PASSWORD= -e CORE_PEER_ADDRESSAUTODETECT=true -e CORE_VM_ENDPOINT=unix:///host/var/run/docker.sock -e CORE_LOGGING_LEVEL=DEBUG -e CORE_PEER_NETWORKID=peer2.org2.sample.com -e CORE_NEXT=true -e CORE_PEER_ENDORSER_ENABLED=true -e CORE_PEER_ID=peer2.org2.sample.com -e CORE_PEER_PROFILE_ENABLED=true -e CORE_PEER_COMMITTER_LEDGER_ORDERER=orderer.sample.com:7050 -e CORE_PEER_GOSSIP_ORGLEADER=true -e CORE_PEER_GOSSIP_EXTERNALENDPOINT=peer2.org2.sample.com:7051 -e CORE_PEER_GOSSIP_IGNORESECURITY=true -e CORE_PEER_LOCALMSPID=Org2MSP -e CORE_VM_DOCKER_HOSTCONFIG_NETWORKMODE=sm-net -e CORE_PEER_GOSSIP_BOOTSTRAP=peer0.org2.sample.com:7051 -e CORE_PEER_GOSSIP_USELEADERELECTION=false -e CORE_PEER_TLS_ENABLED=false -v /var/run/:/host/var/run/ -v $(pwd)/crypto-config/peerOrganizations/org2.sample.com/peers/peer2.org2.sample.com/msp:/etc/hyperledger/fabric/msp -w /opt/gopath/src/github.com/hyperledger/fabric/peer hyperledger/fabric-peer peer node start</text:p>
      <text:p text:style-name="P26"/>
      <text:p text:style-name="P26"/>
      <text:p text:style-name="P26">M7T1(CouchDB6)</text:p>
      <text:p text:style-name="P26">docker run --rm -it --network="sm-net" --name couchdb6 -p 11984:5984 -e COUCHDB_USER= -e COUCHDB_PASSWORD= -e CORE_VM_DOCKER_HOSTCONFIG_NETWORKMODE=sm-net hyperledger/fabric-couchdb</text:p>
      <text:p text:style-name="P26"/>
      <text:p text:style-name="P26">M7T2(P0O3)</text:p>
      <text:p text:style-name="P26">docker run --rm -it --link orderer.sample.com:orderer.sample.com --network="sm-net" --name peer0.org3.sample.com -p 14051:7051 -p 14053:7053 -e CORE_LEDGER_STATE_STATEDATABASE=CouchDB -e CORE_LEDGER_STATE_COUCHDBCONFIG_COUCHDBADDRESS=couchdb6:5984 -e CORE_LEDGER_STATE_COUCHDBCONFIG_USERNAME= -e CORE_LEDGER_STATE_COUCHDBCONFIG_PASSWORD= -e CORE_PEER_ADDRESSAUTODETECT=true -e CORE_VM_ENDPOINT=unix:///host/var/run/docker.sock -e CORE_LOGGING_LEVEL=DEBUG -e CORE_PEER_NETWORKID=peer0.org3.sample.com -e CORE_NEXT=true -e CORE_PEER_ENDORSER_ENABLED=true -e CORE_PEER_ID=peer0.org3.sample.com -e CORE_PEER_PROFILE_ENABLED=true -e CORE_PEER_COMMITTER_LEDGER_ORDERER=orderer.sample.com:7050 -e CORE_PEER_GOSSIP_IGNORESECURITY=true -e CORE_VM_DOCKER_HOSTCONFIG_NETWORKMODE=sm-net -e CORE_PEER_GOSSIP_EXTERNALENDPOINT=peer0.org3.sample.com:7051 -e CORE_PEER_TLS_ENABLED=false -e CORE_PEER_GOSSIP_USELEADERELECTION=false -e CORE_PEER_GOSSIP_ORGLEADER=true -e CORE_PEER_LOCALMSPID=Org3MSP -v /var/run/:/host/var/run/ -v $(pwd)/crypto-config/peerOrganizations/org3.sample.com/peers/peer0.org3.sample.com/msp:/etc/hyperledger/fabric/msp -w /opt/gopath/src/github.com/hyperledger/fabric/peer hyperledger/fabric-peer peer node start</text:p>
      <text:p text:style-name="P26"/>
      <text:p text:style-name="P26"/>
      <text:p text:style-name="P26"/>
      <text:p text:style-name="P26"/>
      <text:p text:style-name="P26">M8T1(CouchDB7)</text:p>
      <text:p text:style-name="P26"><text:soft-page-break/>docker run --rm -it --network="sm-net" --name couchdb7 -p 12984:5984 -e COUCHDB_USER= -e COUCHDB_PASSWORD= -e CORE_VM_DOCKER_HOSTCONFIG_NETWORKMODE=sm-net hyperledger/fabric-couchdb</text:p>
      <text:p text:style-name="P26"/>
      <text:p text:style-name="P26">M8T2(P1O3)</text:p>
      <text:p text:style-name="P26">docker run --rm -it --network="sm-net" --link orderer.sample.com:orderer.sample.com --link peer0.org3.sample.com:peer0.org3.sample.com --name peer1.org3.sample.com -p 15051:7051 -p 15053:7053 -e CORE_LEDGER_STATE_STATEDATABASE=CouchDB -e CORE_LEDGER_STATE_COUCHDBCONFIG_COUCHDBADDRESS=couchdb7:5984 -e CORE_LEDGER_STATE_COUCHDBCONFIG_USERNAME= -e CORE_LEDGER_STATE_COUCHDBCONFIG_PASSWORD= -e CORE_PEER_ADDRESSAUTODETECT=true -e CORE_VM_ENDPOINT=unix:///host/var/run/docker.sock -e CORE_LOGGING_LEVEL=DEBUG -e CORE_PEER_NETWORKID=peer1.org3.sample.com -e CORE_NEXT=true -e CORE_PEER_ENDORSER_ENABLED=true -e CORE_PEER_ID=peer1.org3.sample.com -e CORE_PEER_PROFILE_ENABLED=true -e CORE_PEER_COMMITTER_LEDGER_ORDERER=orderer.sample.com:7050 -e CORE_PEER_GOSSIP_ORGLEADER=true -e CORE_PEER_GOSSIP_EXTERNALENDPOINT=peer1.org3.sample.com:7051 -e CORE_PEER_GOSSIP_IGNORESECURITY=true -e CORE_PEER_LOCALMSPID=Org3MSP -e CORE_VM_DOCKER_HOSTCONFIG_NETWORKMODE=sm-net -e CORE_PEER_GOSSIP_BOOTSTRAP=peer0.org3.sample.com:7051 -e CORE_PEER_GOSSIP_USELEADERELECTION=false -e CORE_PEER_TLS_ENABLED=false -v /var/run/:/host/var/run/ -v $(pwd)/crypto-config/peerOrganizations/org3.sample.com/peers/peer1.org3.sample.com/msp:/etc/hyperledger/fabric/msp -w /opt/gopath/src/github.com/hyperledger/fabric/peer hyperledger/fabric-peer peer node start</text:p>
      <text:p text:style-name="P26"/>
      <text:p text:style-name="P26"/>
      <text:p text:style-name="P26">M9T1(CouchDB8)</text:p>
      <text:p text:style-name="P26">docker run --rm -it --network="sm-net" --name couchdb8 -p 13984:5984 -e COUCHDB_USER= -e COUCHDB_PASSWORD= -e CORE_VM_DOCKER_HOSTCONFIG_NETWORKMODE=sm-net hyperledger/fabric-couchdb</text:p>
      <text:p text:style-name="P26"/>
      <text:p text:style-name="P26">M9T2(P2O3)</text:p>
      <text:p text:style-name="P26">docker run --rm -it --network="sm-net" --link orderer.sample.com:orderer.sample.com --link peer0.org3.sample.com:peer0.org3.sample.com --name peer2.org3.sample.com -p 16051:7051 -p 16053:7053 -e CORE_LEDGER_STATE_STATEDATABASE=CouchDB -e CORE_LEDGER_STATE_COUCHDBCONFIG_COUCHDBADDRESS=couchdb8:5984 -e CORE_LEDGER_STATE_COUCHDBCONFIG_USERNAME= -e CORE_LEDGER_STATE_COUCHDBCONFIG_PASSWORD= -e CORE_PEER_ADDRESSAUTODETECT=true -e CORE_VM_ENDPOINT=unix:///host/var/run/docker.sock -e CORE_LOGGING_LEVEL=DEBUG -e CORE_PEER_NETWORKID=peer2.org3.sample.com -e CORE_NEXT=true -e CORE_PEER_ENDORSER_ENABLED=true -e CORE_PEER_ID=peer2.org3.sample.com -e CORE_PEER_PROFILE_ENABLED=true -e CORE_PEER_COMMITTER_LEDGER_ORDERER=orderer.sample.com:7050 -e CORE_PEER_GOSSIP_ORGLEADER=true -e CORE_PEER_GOSSIP_EXTERNALENDPOINT=peer2.org3.sample.com:7051 -e CORE_PEER_GOSSIP_IGNORESECURITY=true -e CORE_PEER_LOCALMSPID=Org3MSP -e <text:soft-page-break/>CORE_VM_DOCKER_HOSTCONFIG_NETWORKMODE=sm-net -e CORE_PEER_GOSSIP_BOOTSTRAP=peer0.org3.sample.com:7051 -e CORE_PEER_GOSSIP_USELEADERELECTION=false -e CORE_PEER_TLS_ENABLED=false -v /var/run/:/host/var/run/ -v $(pwd)/crypto-config/peerOrganizations/org3.sample.com/peers/peer2.org3.sample.com/msp:/etc/hyperledger/fabric/msp -w /opt/gopath/src/github.com/hyperledger/fabric/peer hyperledger/fabric-peer peer node start</text:p>
      <text:p text:style-name="P26"/>
      <text:p text:style-name="P26"/>
      <text:p text:style-name="P26"/>
      <text:p text:style-name="P26"/>
      <text:p text:style-name="P26">CLI Terminal:</text:p>
      <text:p text:style-name="P26">docker run --rm -it --network="sm-net" --name cli --link orderer.sample.com:orderer.sample.com --link peer0.org1.sample.com:peer0.org1.sample.com --link peer1.org1.sample.com:peer1.org1.sample.com -p 17051:7051 -p 17053:7053 -e GOPATH=/opt/gopath -e CORE_PEER_LOCALMSPID=Org1MSP -e CORE_PEER_TLS_ENABLED=false -e CORE_VM_ENDPOINT=unix:///host/var/run/docker.sock -e CORE_LOGGING_LEVEL=DEBUG -e CORE_PEER_ID=cli -e CORE_PEER_ADDRESS=peer0.org1.sample.com:7051 -e CORE_PEER_NETWORKID=cli -e CORE_PEER_MSPCONFIGPATH=/opt/gopath/src/github.com/hyperledger/fabric/peer/crypto/peerOrganizations/org1.sample.com/users/Admin@org1.sample.com/msp -e CORE_VM_DOCKER_HOSTCONFIG_NETWORKMODE=sm-net <text:s/>-v /var/run/:/host/var/run/ -v $(pwd)/chaincode/:/opt/gopath/src/github.com/hyperledger/fabric/chaincode/go -v $(pwd)/crypto-config:/opt/gopath/src/github.com/hyperledger/fabric/peer/crypto/ -v $(pwd)/scripts:/opt/gopath/src/github.com/hyperledger/fabric/peer/scripts/ -v $(pwd)/channel-artifacts:/opt/gopath/src/github.com/hyperledger/fabric/peer/channel-artifacts -w /opt/gopath/src/github.com/hyperledger/fabric/peer hyperledger/fabric-tools /bin/bash</text:p>
      <text:p text:style-name="P26"/>
      <text:p text:style-name="P26"/>
      <text:p text:style-name="P26"/>
      <text:p text:style-name="P26"/>
      <text:p text:style-name="P26">P0O1</text:p>
      <text:p text:style-name="P26">CORE_PEER_MSPCONFIGPATH=/opt/gopath/src/github.com/hyperledger/fabric/peer/crypto/peerOrganizations/org1.sample.com/users/Admin@org1.sample.com/msp</text:p>
      <text:p text:style-name="P26">CORE_PEER_LOCALMSPID="Org1MSP"</text:p>
      <text:p text:style-name="P26">CORE_PEER_TLS_ROOTCERT_FILE=/opt/gopath/src/github.com/hyperledger/fabric/peer/crypto/peerOrganizations/org1.sample.com/peers/peer0.org1.sample.com/tls/ca.crt</text:p>
      <text:p text:style-name="P26">CORE_PEER_ADDRESS=peer0.org1.sample.com:7051</text:p>
      <text:p text:style-name="P26"/>
      <text:p text:style-name="P26">P1O1</text:p>
      <text:p text:style-name="P26">CORE_PEER_MSPCONFIGPATH=/opt/gopath/src/github.com/hyperledger/fabric/peer/crypto/peerOrganizations/org1.sample.com/users/Admin@org1.sample.com/msp</text:p>
      <text:p text:style-name="P26">CORE_PEER_LOCALMSPID="Org1MSP"</text:p>
      <text:p text:style-name="P26">CORE_PEER_TLS_ROOTCERT_FILE=/opt/gopath/src/github.com/hyperledger/fabric/peer/crypto/peerOrganizations/org1.sample.com/peers/peer1.org1.sample.com/tls/ca.crt</text:p>
      <text:p text:style-name="P26">CORE_PEER_ADDRESS=peer1.org1.sample.com:7051</text:p>
      <text:p text:style-name="P26"/>
      <text:p text:style-name="P26">P2O1</text:p>
      <text:p text:style-name="P26">CORE_PEER_MSPCONFIGPATH=/opt/gopath/src/github.com/hyperledger/fabric/peer/crypto/peerOrganizations/org1.sample.com/users/Admin@org1.sample.com/msp</text:p>
      <text:p text:style-name="P26">CORE_PEER_LOCALMSPID="Org1MSP"</text:p>
      <text:p text:style-name="P26"><text:soft-page-break/>CORE_PEER_TLS_ROOTCERT_FILE=/opt/gopath/src/github.com/hyperledger/fabric/peer/crypto/peerOrganizations/org1.sample.com/peers/peer2.org1.sample.com/tls/ca.crt</text:p>
      <text:p text:style-name="P26">CORE_PEER_ADDRESS=peer2.org1.sample.com:7051</text:p>
      <text:p text:style-name="P26"/>
      <text:p text:style-name="P26">P0O2</text:p>
      <text:p text:style-name="P26">CORE_PEER_MSPCONFIGPATH=/opt/gopath/src/github.com/hyperledger/fabric/peer/crypto/peerOrganizations/org2.sample.com/users/Admin@org2.sample.com/msp</text:p>
      <text:p text:style-name="P26">CORE_PEER_LOCALMSPID="Org2MSP"</text:p>
      <text:p text:style-name="P26">CORE_PEER_TLS_ROOTCERT_FILE=/opt/gopath/src/github.com/hyperledger/fabric/peer/crypto/peerOrganizations/org2.sample.com/peers/peer0.org2.sample.com/tls/ca.crt</text:p>
      <text:p text:style-name="P26">CORE_PEER_ADDRESS=peer0.org2.sample.com:7051</text:p>
      <text:p text:style-name="P26"/>
      <text:p text:style-name="P26">P1O2</text:p>
      <text:p text:style-name="P26">CORE_PEER_MSPCONFIGPATH=/opt/gopath/src/github.com/hyperledger/fabric/peer/crypto/peerOrganizations/org2.sample.com/users/Admin@org2.sample.com/msp</text:p>
      <text:p text:style-name="P26">CORE_PEER_LOCALMSPID="Org2MSP"</text:p>
      <text:p text:style-name="P26">CORE_PEER_TLS_ROOTCERT_FILE=/opt/gopath/src/github.com/hyperledger/fabric/peer/crypto/peerOrganizations/org2.sample.com/peers/peer1.org2.sample.com/tls/ca.crt</text:p>
      <text:p text:style-name="P26">CORE_PEER_ADDRESS=peer1.org2.sample.com:7051</text:p>
      <text:p text:style-name="P26"/>
      <text:p text:style-name="P26">P2O2</text:p>
      <text:p text:style-name="P26">CORE_PEER_MSPCONFIGPATH=/opt/gopath/src/github.com/hyperledger/fabric/peer/crypto/peerOrganizations/org2.sample.com/users/Admin@org2.sample.com/msp</text:p>
      <text:p text:style-name="P26">CORE_PEER_LOCALMSPID="Org2MSP"</text:p>
      <text:p text:style-name="P26">CORE_PEER_TLS_ROOTCERT_FILE=/opt/gopath/src/github.com/hyperledger/fabric/peer/crypto/peerOrganizations/org2.sample.com/peers/peer2.org2.sample.com/tls/ca.crt</text:p>
      <text:p text:style-name="P26">CORE_PEER_ADDRESS=peer2.org2.sample.com:7051</text:p>
      <text:p text:style-name="P26"/>
      <text:p text:style-name="P26"/>
      <text:p text:style-name="P26">P0O3</text:p>
      <text:p text:style-name="P26">CORE_PEER_MSPCONFIGPATH=/opt/gopath/src/github.com/hyperledger/fabric/peer/crypto/peerOrganizations/org3.sample.com/users/Admin@org3.sample.com/msp</text:p>
      <text:p text:style-name="P26">CORE_PEER_LOCALMSPID="Org3MSP"</text:p>
      <text:p text:style-name="P26">CORE_PEER_TLS_ROOTCERT_FILE=/opt/gopath/src/github.com/hyperledger/fabric/peer/crypto/peerOrganizations/org3.sample.com/peers/peer0.org3.sample.com/tls/ca.crt</text:p>
      <text:p text:style-name="P26">CORE_PEER_ADDRESS=peer0.org3.sample.com:7051</text:p>
      <text:p text:style-name="P26"/>
      <text:p text:style-name="P26">P1O3</text:p>
      <text:p text:style-name="P26">CORE_PEER_MSPCONFIGPATH=/opt/gopath/src/github.com/hyperledger/fabric/peer/crypto/peerOrganizations/org3.sample.com/users/Admin@org3.sample.com/msp</text:p>
      <text:p text:style-name="P26">CORE_PEER_LOCALMSPID="Org3MSP"</text:p>
      <text:p text:style-name="P26">CORE_PEER_TLS_ROOTCERT_FILE=/opt/gopath/src/github.com/hyperledger/fabric/peer/crypto/peerOrganizations/org3.sample.com/peers/peer0.org3.sample.com/tls/ca.crt</text:p>
      <text:p text:style-name="P26">CORE_PEER_ADDRESS=peer1.org3.sample.com:7051</text:p>
      <text:p text:style-name="P26"/>
      <text:p text:style-name="P26">P2O3</text:p>
      <text:p text:style-name="P26">CORE_PEER_MSPCONFIGPATH=/opt/gopath/src/github.com/hyperledger/fabric/peer/crypto/peerOrganizations/org3.sample.com/users/Admin@org3.sample.com/msp</text:p>
      <text:p text:style-name="P26">CORE_PEER_LOCALMSPID="Org3MSP"</text:p>
      <text:p text:style-name="P26"><text:soft-page-break/>CORE_PEER_TLS_ROOTCERT_FILE=/opt/gopath/src/github.com/hyperledger/fabric/peer/crypto/peerOrganizations/org3.sample.com/peers/peer2.org3.sample.com/tls/ca.crt</text:p>
      <text:p text:style-name="P26">CORE_PEER_ADDRESS=peer2.org3.sample.com:7051</text:p>
      <text:p text:style-name="P2"/>
      <text:p text:style-name="P2"/>
      <text:p text:style-name="P2"/>
      <text:p text:style-name="P2">Run the cli container on any connected node. You should see the following path on the command prompt: </text:p>
      <text:p text:style-name="P15">root@ff4f415a957b:/opt/gopath/src/github.com/hyperledger/fabric/peer#</text:p>
      <text:p text:style-name="P2"/>
      <text:p text:style-name="P2">Set the environment variables against Peer0Org1:</text:p>
      <text:p text:style-name="P2"/>
      <text:p text:style-name="P2">export CHANNEL_NAME=smchannel</text:p>
      <text:p text:style-name="P2">echo $CHANNEL_NAME</text:p>
      <text:p text:style-name="P2"/>
      <text:p text:style-name="P2">CORE_PEER_MSPCONFIGPATH=/opt/gopath/src/github.com/hyperledger/fabric/peer/crypto/peerOrganizations/org1.sample.com/users/Admin@org1.sample.com/msp</text:p>
      <text:p text:style-name="P2">CORE_PEER_LOCALMSPID="Org1MSP"</text:p>
      <text:p text:style-name="P2">CORE_PEER_TLS_ROOTCERT_FILE=/opt/gopath/src/github.com/hyperledger/fabric/peer/crypto/peerOrganizations/org1.sample.com/peers/peer0.org1.sample.com/tls/ca.crt</text:p>
      <text:p text:style-name="P2">CORE_PEER_ADDRESS=peer0.org1.sample.com:7051 </text:p>
      <text:p text:style-name="P2"/>
      <text:p text:style-name="P2"/>
      <text:p text:style-name="P3">Create the channel:</text:p>
      <text:p text:style-name="P3">peer channel create -o orderer.<text:span text:style-name="T3">sample.com</text:span>:7050 -c $CHANNEL_NAME -f ./channel-artifacts/channel.tx</text:p>
      <text:p text:style-name="P3"/>
      <text:p text:style-name="P3">Update the anchor peer for each Org. <text:span text:style-name="T5">Set environment variable for every peer before running these commands</text:span>:</text:p>
      <text:p text:style-name="P3">peer channel update -o orderer.<text:span text:style-name="T4">sample.com</text:span>:7050 -c $CHANNEL_NAME -f ./channel-artifacts/Org1MSPanchors.tx</text:p>
      <text:p text:style-name="P5"/>
      <text:p text:style-name="P17">CORE_PEER_MSPCONFIGPATH=/opt/gopath/src/github.com/hyperledger/fabric/peer/crypto/peerOrganizations/org2.sample.com/users/Admin@org2.sample.com/msp</text:p>
      <text:p text:style-name="P17">CORE_PEER_LOCALMSPID="Org2MSP"</text:p>
      <text:p text:style-name="P17">CORE_PEER_TLS_ROOTCERT_FILE=/opt/gopath/src/github.com/hyperledger/fabric/peer/crypto/peerOrganizations/org2.sample.com/peers/peer0.org2.sample.com/tls/ca.crt</text:p>
      <text:p text:style-name="P17">CORE_PEER_ADDRESS=peer0.org2.sample.com:7051</text:p>
      <text:p text:style-name="P5"/>
      <text:p text:style-name="P5">peer channel update -o orderer.<text:span text:style-name="T4">sample.com</text:span>:7050 -c $CHANNEL_NAME -f ./channel-artifacts/Org2MSPanchors.tx</text:p>
      <text:p text:style-name="P5"/>
      <text:p text:style-name="P17">CORE_PEER_MSPCONFIGPATH=/opt/gopath/src/github.com/hyperledger/fabric/peer/crypto/peerOrganizations/org3.sample.com/users/Admin@org3.sample.com/msp</text:p>
      <text:p text:style-name="P17">CORE_PEER_LOCALMSPID="Org3MSP"</text:p>
      <text:p text:style-name="P17">CORE_PEER_TLS_ROOTCERT_FILE=/opt/gopath/src/github.com/hyperledger/fabric/peer/crypto/peerOrganizations/org3.sample.com/peers/peer0.org3.sample.com/tls/ca.crt</text:p>
      <text:p text:style-name="P17">CORE_PEER_ADDRESS=peer0.org3.sample.com:7051</text:p>
      <text:p text:style-name="P7"/>
      <text:p text:style-name="P5"><text:soft-page-break/>peer channel update -o orderer.<text:span text:style-name="T4">sample.com</text:span>:7050 -c $CHANNEL_NAME -f ./channel-artifacts/Org3MSPanchors.tx</text:p>
      <text:p text:style-name="P5"/>
      <text:p text:style-name="P5"/>
      <text:p text:style-name="P3">Join every peer to the channel by setting the peer specific environment variable and running the following command against it:</text:p>
      <text:p text:style-name="P3">peer channel join -b $CHANNEL_NAME.block</text:p>
      <text:p text:style-name="P3"/>
      <text:p text:style-name="P3"/>
      <text:p text:style-name="P3"/>
      <text:p text:style-name="P6">Install chaincode against every peer <text:span text:style-name="T6">after setting its environment variables</text:span>:</text:p>
      <text:p text:style-name="P9">peer chaincode install -n smcc12 -v 1.0 -p github.com/hyperledger/fabric/chaincode/go </text:p>
      <text:p text:style-name="P3"/>
      <text:p text:style-name="P20">[</text:p>
      <text:p text:style-name="P19">In case the channel is picking up the pre-installed chaincode, run:</text:p>
      <text:p text:style-name="P20">First install <text:span text:style-name="T9">on every single peer</text:span>:</text:p>
      <text:p text:style-name="P11">peer chaincode install -n smcc12 -v <text:span text:style-name="T7">2</text:span>.0 -p github.com/hyperledger/fabric/chaincode/go</text:p>
      <text:p text:style-name="P20">Then instantiate:</text:p>
      <text:p text:style-name="P12">peer chaincode <text:span text:style-name="T8">upgrade</text:span> -o orderer.sample.com:7050 -C $CHANNEL_NAME -n smcc12 -v <text:span text:style-name="T8">2</text:span>.0 -c '{"Args":["init","000IND","Govt"]}' -P "OR ('Org1MSP.member','Org2MSP.member','Org3MSP.member','Org4MSP.member')"</text:p>
      <text:p text:style-name="P8"/>
      <text:p text:style-name="P20"/>
      <text:p text:style-name="P20">(PS:If it still does not work, double check the running chaincode inside the cli container.)</text:p>
      <text:p text:style-name="P20">]</text:p>
      <text:p text:style-name="P3"/>
      <text:p text:style-name="P22">peer chaincode upgrade -o orderer.example.com:7050 -C $CHANNEL_NAME -n mycc -v 2.0 -c '{"Args":["init","a","90","b","210"]}' -P "OR ('Org1MSP.peer','Org2MSP.peer','Org3MSP.peer')"</text:p>
      <text:p text:style-name="Text_20_body"><text:line-break/></text:p>
      <text:p text:style-name="P3"/>
      <text:p text:style-name="P3">Instantiate the chaincode against any one peer:</text:p>
      <text:p text:style-name="P9">peer chaincode instantiate -o orderer.sample.com:7050 -C $CHANNEL_NAME -n smcc12 -v 1.0 -c '{"Args":["init","000IND","Govt"]}' -P "OR ('Org1MSP.member','Org2MSP.member','Org3MSP.member','Org4MSP.member')"</text:p>
      <text:p text:style-name="P4"/>
      <text:p text:style-name="P4"/>
      <text:p text:style-name="P4"/>
      <text:p text:style-name="P9">Traversing through the chaincode:</text:p>
      <text:p text:style-name="P4"/>
      <text:p text:style-name="P9">peer chaincode query -C $CHANNEL_NAME -n smcc12 -c '{"Args":["query","000IND"]}'</text:p>
      <text:p text:style-name="P4"/>
      <text:p text:style-name="P9">peer chaincode invoke -o orderer.sample.com:7050 -C $CHANNEL_NAME -n smcc12 -c '{"Args":["addnew","XXXIND","xxx"]}'</text:p>
      <text:p text:style-name="P9"/>
      <text:p text:style-name="P10">peer chaincode invoke -o orderer.sample.com:7050 -C $CHANNEL_NAME -n smcc12 -c '{"Args":["<text:span text:style-name="T2">transfer</text:span>","XXXIND","xxx"]}'</text:p>
      <text:p text:style-name="P10"><text:soft-page-break/></text:p>
      <text:p text:style-name="P10">peer chaincode invoke -o orderer.sample.com:7050 -C $CHANNEL_NAME -n smcc12 -c '{"Args":["<text:span text:style-name="T2">queryAll</text:span>"]}'</text:p>
      <text:p text:style-name="P10"/>
      <text:p text:style-name="P10">peer chaincode invoke -o orderer.sample.com:7050 -C $CHANNEL_NAME -n smcc12 -c '{"Args":["<text:span text:style-name="T2">getHistory</text:span>","XXXIND"]}'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To bring the network down on the secondary nodes,</text:p>
      <text:p text:style-name="P13">$./cmhn_worker.sh</text:p>
      <text:p text:style-name="P13"/>
      <text:p text:style-name="P13">To bring the network down on the host machine,</text:p>
      <text:p text:style-name="P13">$./cmhn.sh</text:p>
      <text:p text:style-name="P13"/>
      <text:p text:style-name="P14">(WARNING: DON'T MIX THEM UP!)</text:p>
      <text:p text:style-name="P13"/>
      <text:p text:style-name="P13"/>
      <text:p text:style-name="P13"/>
      <text:p text:style-name="P13"/>
      <text:p text:style-name="P13"/>
      <text:p text:style-name="P21"/>
      <text:p text:style-name="P16">P0O1</text:p>
      <text:p text:style-name="P16">CORE_PEER_MSPCONFIGPATH=/opt/gopath/src/github.com/hyperledger/fabric/peer/crypto/peerOrganizations/org1.sample.com/users/Admin@org1.sample.com/msp</text:p>
      <text:p text:style-name="P16">CORE_PEER_LOCALMSPID="Org1MSP"</text:p>
      <text:p text:style-name="P16">CORE_PEER_TLS_ROOTCERT_FILE=/opt/gopath/src/github.com/hyperledger/fabric/peer/crypto/peerOrganizations/org1.sample.com/peers/peer0.org1.sample.com/tls/ca.crt</text:p>
      <text:p text:style-name="P16">CORE_PEER_ADDRESS=peer0.org1.sample.com:7051</text:p>
      <text:p text:style-name="P16"/>
      <text:p text:style-name="P16">P1O1</text:p>
      <text:p text:style-name="P16">CORE_PEER_MSPCONFIGPATH=/opt/gopath/src/github.com/hyperledger/fabric/peer/crypto/peerOrganizations/org1.sample.com/users/Admin@org1.sample.com/msp</text:p>
      <text:p text:style-name="P16">CORE_PEER_LOCALMSPID="Org1MSP"</text:p>
      <text:p text:style-name="P16">CORE_PEER_TLS_ROOTCERT_FILE=/opt/gopath/src/github.com/hyperledger/fabric/peer/crypto/peerOrganizations/org1.sample.com/peers/peer0.org1.sample.com/tls/ca.crt</text:p>
      <text:p text:style-name="P16">CORE_PEER_ADDRESS=peer1.org1.sample.com:7051</text:p>
      <text:p text:style-name="P16"/>
      <text:p text:style-name="P16">P0O2</text:p>
      <text:p text:style-name="P16">CORE_PEER_MSPCONFIGPATH=/opt/gopath/src/github.com/hyperledger/fabric/peer/crypto/peerOrganizations/org2.sample.com/users/Admin@org2.sample.com/msp</text:p>
      <text:p text:style-name="P16">CORE_PEER_LOCALMSPID="Org2MSP"</text:p>
      <text:p text:style-name="P16">CORE_PEER_TLS_ROOTCERT_FILE=/opt/gopath/src/github.com/hyperledger/fabric/peer/crypto/peerOrganizations/org2.sample.com/peers/peer0.org2.sample.com/tls/ca.crt</text:p>
      <text:p text:style-name="P16">CORE_PEER_ADDRESS=peer0.org2.sample.com:7051</text:p>
      <text:p text:style-name="P16"/>
      <text:p text:style-name="P16">P1O2</text:p>
      <text:p text:style-name="P16">CORE_PEER_MSPCONFIGPATH=/opt/gopath/src/github.com/hyperledger/fabric/peer/crypto/peerOrganizations/org2.sample.com/users/Admin@org2.sample.com/msp</text:p>
      <text:p text:style-name="P16">CORE_PEER_LOCALMSPID="Org2MSP"</text:p>
      <text:p text:style-name="P16">CORE_PEER_TLS_ROOTCERT_FILE=/opt/gopath/src/github.com/hyperledger/fabric/peer/crypto/peerOrganizations/org2.sample.com/peers/peer1.org2.sample.com/tls/ca.crt</text:p>
      <text:p text:style-name="P16">CORE_PEER_ADDRESS=peer1.org2.sample.com:7051</text:p>
      <text:p text:style-name="P16"/>
      <text:p text:style-name="P16">P0O3</text:p>
      <text:p text:style-name="P16">CORE_PEER_MSPCONFIGPATH=/opt/gopath/src/github.com/hyperledger/fabric/peer/crypto/peerOrganizations/org3.sample.com/users/Admin@org3.sample.com/msp</text:p>
      <text:p text:style-name="P16">CORE_PEER_LOCALMSPID="Org3MSP"</text:p>
      <text:p text:style-name="P16">CORE_PEER_TLS_ROOTCERT_FILE=/opt/gopath/src/github.com/hyperledger/fabric/peer/crypto/peerOrganizations/org3.sample.com/peers/peer0.org3.sample.com/tls/ca.crt</text:p>
      <text:p text:style-name="P16">CORE_PEER_ADDRESS=peer0.org3.sample.com:7051</text:p>
      <text:p text:style-name="P16"/>
      <text:p text:style-name="P16">P1O3</text:p>
      <text:p text:style-name="P16">CORE_PEER_MSPCONFIGPATH=/opt/gopath/src/github.com/hyperledger/fabric/peer/crypto/peerOrganizations/org3.sample.com/users/Admin@org3.sample.com/msp</text:p>
      <text:p text:style-name="P16">CORE_PEER_LOCALMSPID="Org3MSP"</text:p>
      <text:p text:style-name="P16">CORE_PEER_TLS_ROOTCERT_FILE=/opt/gopath/src/github.com/hyperledger/fabric/peer/crypto/peerOrganizations/org3.sample.com/peers/peer0.org3.sample.com/tls/ca.crt</text:p>
      <text:p text:style-name="P16">CORE_PEER_ADDRESS=peer1.org3.sample.com:7051</text:p>
      <text:p text:style-name="P16"/>
      <text:p text:style-name="P16"><text:soft-page-break/>P0O4</text:p>
      <text:p text:style-name="P16">CORE_PEER_MSPCONFIGPATH=/opt/gopath/src/github.com/hyperledger/fabric/peer/crypto/peerOrganizations/org4.sample.com/users/Admin@org4.sample.com/msp</text:p>
      <text:p text:style-name="P16">CORE_PEER_LOCALMSPID="Org4MSP"</text:p>
      <text:p text:style-name="P16">CORE_PEER_TLS_ROOTCERT_FILE=/opt/gopath/src/github.com/hyperledger/fabric/peer/crypto/peerOrganizations/org4.sample.com/peers/peer0.org4.sample.com/tls/ca.crt</text:p>
      <text:p text:style-name="P16">CORE_PEER_ADDRESS=peer0.org4.sample.com:7051</text:p>
      <text:p text:style-name="P16"/>
      <text:p text:style-name="P16">P1O4</text:p>
      <text:p text:style-name="P16">CORE_PEER_MSPCONFIGPATH=/opt/gopath/src/github.com/hyperledger/fabric/peer/crypto/peerOrganizations/org4.sample.com/users/Admin@org4.sample.com/msp</text:p>
      <text:p text:style-name="P16">CORE_PEER_LOCALMSPID="Org4MSP"</text:p>
      <text:p text:style-name="P16">CORE_PEER_TLS_ROOTCERT_FILE=/opt/gopath/src/github.com/hyperledger/fabric/peer/crypto/peerOrganizations/org4.sample.com/peers/peer0.org4.sample.com/tls/ca.crt</text:p>
      <text:p text:style-name="P16">CORE_PEER_ADDRESS=peer1.org4.sample.com:70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ilaja Mahara</meta:initial-creator>
    <meta:creation-date>2018-05-14T16:03:47.092166559</meta:creation-date>
    <dc:date>2018-06-21T09:59:34.372208370</dc:date>
    <dc:creator>Shailaja Mahara</dc:creator>
    <meta:editing-duration>PT32M28S</meta:editing-duration>
    <meta:editing-cycles>4</meta:editing-cycles>
    <meta:generator>LibreOffice/5.0.6.2$Linux_X86_64 LibreOffice_project/00$Build-2</meta:generator>
    <meta:document-statistic meta:table-count="0" meta:image-count="0" meta:object-count="0" meta:page-count="13" meta:paragraph-count="189" meta:word-count="1420" meta:character-count="26451" meta:non-whitespace-character-count="25291"/>
  </office:meta>
</office:document-meta>
</file>